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Fixed Miriam Transparent" svg:font-family="Fixed Miriam Transparent" style:font-family-generic="modern" style:font-pitch="fixed" svg:panose-1="0 0 0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imSun" style:font-name-asian="SimSun" style:font-name-complex="Fixed Miriam Transparent"/>
    </style:style>
    <style:style style:name="T4" style:parent-style-name="DefaultParagraphFont" style:family="text">
      <style:text-properties style:font-name="SimSun" style:font-name-asian="SimSun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imSun" style:font-name-asian="SimSun"/>
    </style:style>
    <style:style style:name="T7" style:parent-style-name="DefaultParagraphFont" style:family="text">
      <style:text-properties style:font-name="SimSun" style:font-name-asian="SimSun"/>
    </style:style>
    <style:style style:name="T8" style:parent-style-name="DefaultParagraphFont" style:family="text">
      <style:text-properties style:font-name="SimSun" style:font-name-asian="SimSun"/>
    </style:style>
    <style:style style:name="T9" style:parent-style-name="DefaultParagraphFont" style:family="text">
      <style:text-properties style:font-name="SimSun" style:font-name-asian="SimSun" style:font-name-complex="Fixed Miriam Transparent"/>
    </style:style>
    <style:style style:name="P10" style:parent-style-name="Standard" style:family="paragraph">
      <style:paragraph-properties>
        <style:tab-stops>
          <style:tab-stop style:type="left" style:position="0.4923in"/>
          <style:tab-stop style:type="left" style:position="0.9847in"/>
          <style:tab-stop style:type="left" style:position="1.477in"/>
          <style:tab-stop style:type="left" style:position="1.9694in"/>
          <style:tab-stop style:type="left" style:position="2.4618in"/>
          <style:tab-stop style:type="center" style:position="3.4625in"/>
        </style:tab-stops>
      </style:paragraph-properties>
    </style:style>
    <style:style style:name="T11" style:parent-style-name="DefaultParagraphFont" style:family="text">
      <style:text-properties style:font-name="SimSun" style:font-name-asian="SimSun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paragraph-properties fo:text-indent="0.4923in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imSun" style:font-name-asian="SimSun"/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font-name="Courier New" style:font-name-complex="Courier New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Courier New" style:font-name-complex="Courier New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Devon Howell</text:p>
      <text:p text:style-name="Standard">Comp Sci<text:tab/><text:tab/><text:tab/><text:tab/><text:tab/><text:tab/><text:tab/><text:tab/><text:tab/><text:tab/><text:tab/>Cornish</text:p>
      <text:p text:style-name="Standard"/>
      <text:p text:style-name="Standard"><text:span text:style-name="T2">Classes:</text:span>GoodGuy</text:p>
      <text:p text:style-name="Standard"><text:tab/>Declare variable list<text:s/><text:span text:style-name="T3">phrasesCountdown</text:span><text:s/>and populate with phrases</text:p>
      <text:p text:style-name="Standard"><text:tab/>Declare variable<text:s/><text:span text:style-name="T4">lives</text:span></text:p>
      <text:p text:style-name="Standard"/>
      <text:p text:style-name="Standard"><text:span text:style-name="T5">Method:</text:span>contact</text:p>
      <text:p text:style-name="Standard"><text:tab/>When green flag clicked</text:p>
      <text:p text:style-name="Standard"><text:tab/>Show sprite</text:p>
      <text:p text:style-name="Standard"><text:tab/>Set<text:s/><text:span text:style-name="T6">lives</text:span><text:s/>to 5</text:p>
      <text:p text:style-name="Standard"><text:tab/>Loop forever</text:p>
      <text:p text:style-name="Standard"><text:tab/><text:tab/>If touching BadGuy</text:p>
      <text:p text:style-name="Standard"><text:tab/><text:tab/><text:tab/>Switch to Costume knight2</text:p>
      <text:p text:style-name="Standard"><text:tab/><text:tab/><text:tab/>Say item<text:s/>(6-<text:span text:style-name="T7">lives</text:span><text:span text:style-name="T8">)</text:span><text:s/>from<text:s/><text:span text:style-name="T9">phrasesCountdown</text:span><text:s/>for 1 sec</text:p>
      <text:p text:style-name="P10"><text:tab/><text:tab/><text:tab/>Change<text:s/><text:span text:style-name="T11">lives</text:span><text:s/>by -1<text:tab/></text:p>
      <text:p text:style-name="Standard"><text:tab/><text:tab/><text:tab/>Wait 1 sec</text:p>
      <text:p text:style-name="Standard"><text:tab/><text:tab/>Else</text:p>
      <text:p text:style-name="Standard"><text:tab/><text:tab/><text:tab/>Switch to costume knight1</text:p>
      <text:p text:style-name="Standard"/>
      <text:p text:style-name="Standard"><text:span text:style-name="T12">Method:</text:span>moveUp</text:p>
      <text:p text:style-name="Standard"><text:tab/>When upArrow pressed</text:p>
      <text:p text:style-name="Standard"><text:tab/>Change y by 20</text:p>
      <text:p text:style-name="Standard"/>
      <text:p text:style-name="Standard"><text:span text:style-name="T13">Method:</text:span>moveDown</text:p>
      <text:p text:style-name="Standard"><text:tab/>When downArrow pressed</text:p>
      <text:p text:style-name="Standard"><text:tab/>Change y by -20</text:p>
      <text:p text:style-name="Standard"/>
      <text:p text:style-name="Standard"><text:span text:style-name="T14">Method:</text:span>moveRight</text:p>
      <text:p text:style-name="Standard"><text:tab/>When rightArrow pressed</text:p>
      <text:p text:style-name="Standard"><text:tab/>Point sprite in direction 90<text:s/></text:p>
      <text:p text:style-name="Standard"><text:tab/>Change x by 20</text:p>
      <text:p text:style-name="Standard"/>
      <text:p text:style-name="Standard"><text:span text:style-name="T15">Method:</text:span>moveLeft</text:p>
      <text:p text:style-name="Standard"><text:tab/>When leftArrow<text:s/>pressed</text:p>
      <text:p text:style-name="P16">Point sprite in direction -90</text:p>
      <text:p text:style-name="Standard"><text:tab/>Change x by -20</text:p>
      <text:p text:style-name="Standard"/>
      <text:p text:style-name="Standard"><text:span text:style-name="T17">Method:</text:span>battleCry</text:p>
      <text:p text:style-name="Standard"><text:tab/>When spaceBar pressed</text:p>
      <text:p text:style-name="Standard"><text:tab/>Play sound Ya</text:p>
      <text:p text:style-name="Standard"/>
      <text:p text:style-name="Standard"><text:span text:style-name="T18">Method:</text:span>endSignal</text:p>
      <text:p text:style-name="Standard"><text:tab/>When green flag clicked</text:p>
      <text:p text:style-name="Standard"><text:tab/>Loop forever</text:p>
      <text:p text:style-name="Standard"><text:tab/><text:tab/>If<text:s/><text:span text:style-name="T19">lives</text:span>=0</text:p>
      <text:p text:style-name="Standard"><text:tab/><text:tab/><text:tab/>Broadcast<text:span text:style-name="T20"><text:s/>gameOverMessage</text:span></text:p>
      <text:p text:style-name="Standard"><text:span text:style-name="T21">Method</text:span>: startPosition</text:p>
      <text:soft-page-break/>
      <text:p text:style-name="Standard"><text:tab/>When green flag clicked</text:p>
      <text:p text:style-name="Standard"><text:tab/>Move sprite to (200,0)</text:p>
      <text:p text:style-name="Standard"/>
      <text:p text:style-name="Standard"><text:span text:style-name="T22">Method</text:span>:gameOver</text:p>
      <text:p text:style-name="Standard"><text:tab/>When sprite receives<text:s/><text:span text:style-name="T23">gameOverMessage</text:span></text:p>
      <text:p text:style-name="Standard"><text:tab/>Stop all scripts</text:p>
      <text:p text:style-name="Standard"/>
      <text:p text:style-name="Standard"/>
      <text:p text:style-name="Standard"><text:span text:style-name="T24">Classes</text:span>:BadGuy</text:p>
      <text:p text:style-name="Standard"/>
      <text:p text:style-name="Standard"><text:span text:style-name="T25">Method</text:span>:moveAround</text:p>
      <text:p text:style-name="Standard"><text:tab/>When green flag clicked</text:p>
      <text:p text:style-name="Standard"><text:tab/>Go to (-180,0)</text:p>
      <text:p text:style-name="Standard"><text:tab/>Loop forever</text:p>
      <text:p text:style-name="Standard"><text:tab/><text:tab/>Point in direction 90</text:p>
      <text:p text:style-name="Standard"><text:tab/><text:tab/>Show sprite</text:p>
      <text:p text:style-name="Standard"><text:tab/><text:tab/>Glide to (random between -200 and 200, random between -180 and 180)</text:p>
      <text:p text:style-name="Standard"><text:tab/><text:tab/>Hide sprite</text:p>
      <text:p text:style-name="P26"/>
      <text:p text:style-name="Standard"><text:span text:style-name="T27">Method</text:span>:gameOver</text:p>
      <text:p text:style-name="Standard"><text:tab/>When sprite receives<text:s/><text:span text:style-name="T28">gameOverMessage</text:span></text:p>
      <text:p text:style-name="Standard"><text:tab/>Stop all scripts</text:p>
      <text:p text:style-name="P29"/>
      <text:p text:style-name="Standard"><text:span text:style-name="T30">Class:<text:s/></text:span>Stage</text:p>
      <text:p text:style-name="P31"/>
      <text:p text:style-name="Standard"><text:span text:style-name="T32">Method:</text:span>startArea</text:p>
      <text:p text:style-name="Standard"><text:tab/>When green flag<text:s/>clicked</text:p>
      <text:p text:style-name="Standard"><text:tab/>Switch background to background1</text:p>
      <text:p text:style-name="P33"/>
      <text:p text:style-name="Standard"><text:span text:style-name="T34">Method</text:span>:gameOverArea</text:p>
      <text:p text:style-name="Standard"><text:tab/>When<text:s/><text:span text:style-name="T35">gameOverMessage</text:span><text:s/>received</text:p>
      <text:p text:style-name="Standard"><text:tab/>Switch background to goverpi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Fixed Miriam Transparent" svg:font-family="Fixed Miriam Transparent" style:font-family-generic="modern" style:font-pitch="fixed" svg:panose-1="0 0 0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garet Howell</meta:initial-creator>
    <dc:creator>Bronx Science</dc:creator>
    <meta:creation-date>2012-10-11T18:08:00Z</meta:creation-date>
    <dc:date>2012-10-11T18:08:00Z</dc:date>
    <meta:template xlink:href="Normal" xlink:type="simple"/>
    <meta:editing-cycles>2</meta:editing-cycles>
    <meta:editing-duration>PT720S</meta:editing-duration>
    <meta:document-statistic meta:page-count="2" meta:paragraph-count="2" meta:word-count="217" meta:character-count="1454" meta:row-count="10" meta:non-whitespace-character-count="1239"/>
  </office:meta>
</office:document-meta>
</file>